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9.466cm" style:use-optimal-column-width="false"/>
    </style:style>
    <style:style style:name="co2" style:family="table-column">
      <style:table-column-properties style:column-width="77.449cm" style:use-optimal-column-width="false"/>
    </style:style>
    <style:style style:name="ro1" style:family="table-row">
      <style:table-row-properties style:row-height="37.421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P2" style:family="paragraph">
      <style:paragraph-properties fo:text-align="justify" style:text-autospace="none" style:writing-mode="rl-tb"/>
    </style:style>
    <style:style style:name="T1" style:family="text">
      <style:text-properties style:font-name="Alvi Nastaleeq" fo:font-size="197pt" fo:font-weight="normal" style:font-name-asian="Liberation Sans1" style:font-size-asian="197pt" style:font-weight-asian="normal" style:font-name-complex="Alvi Nastaleeq" style:font-size-complex="197pt" style:font-weight-complex="normal"/>
    </style:style>
    <style:style style:name="T2" style:family="text">
      <style:text-properties style:use-window-font-color="true" loext:opacity="0%" style:font-name="Alvi Nastaleeq" fo:font-size="200pt" fo:font-weight="normal" style:letter-kerning="true" style:font-name-asian="Liberation Sans1" style:font-size-asian="200pt" style:font-weight-asian="normal" style:font-name-complex="Alvi Nastaleeq" style:font-size-complex="200pt" style:font-weight-complex="normal"/>
    </style:style>
    <style:style style:name="T3" style:family="text"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6.914cm" svg:height="599.295cm" svg:x="0cm" svg:y="0cm">
          <table:table table:template-name="black-gray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یہ چُن کے لائے جو غنچہ وہ پھول ہو جائے</text:span><text:span text:style-name="T1"><text:line-break/></text:span><text:span text:style-name="T1">پھر اُن کی گود میں پل کر رسولؐ ہو جائے</text:span></text:p>
              </table:table-cell>
              <table:table-cell>
                <text:p text:style-name="P1"><text:span text:style-name="T1">شریکِ دعوتِ اسلام ہیں ابوطالب</text:span><text:span text:style-name="T1"><text:line-break/></text:span><text:span text:style-name="T1">نبی کو حق کا اک اِنعام ہیں ابوطالب</text:span><text:span text:style-name="T1"><text:line-break/></text:span><text:span text:style-name="T1">حریمِ وحی میں اِلہام ہیں ابوطالب</text:span><text:span text:style-name="T1"><text:line-break/></text:span><text:span text:style-name="T1">حرم کے عظم کا احرام ہیں ابو طالب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اُنہی کے دم سے ہوئی ابتدائے بسم اللہ</text:span><text:span text:style-name="T1"><text:line-break/></text:span><text:span text:style-name="T1">اُنہی نے نقطہ دیا زیرِبا ئے بسم اللہ</text:span></text:p>
              </table:table-cell>
              <table:table-cell>
                <text:p text:style-name="P2"><text:span text:style-name="T2">رسولِ رب </text:span><text:span text:style-name="T1">کے</text:span><text:span text:style-name="T3"> نگہبان ہیں ابوطالب</text:span><text:span text:style-name="T3"><text:line-break/></text:span><text:span text:style-name="T3">نبی ہیں دین تو ایمان ہیں ابوطالب</text:span><text:span text:style-name="T3"><text:line-break/></text:span><text:span text:style-name="T3">نزولِ وحی کا عنوان ہیں ابوطالب</text:span><text:span text:style-name="T3"><text:line-break/></text:span><text:span text:style-name="T3">بغیر لفظوں کا قرآن ہیں ابوطالب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جہاد ان کا ہے پس منظرِ جہادِ علیؑ</text:span><text:span text:style-name="T1"><text:line-break/></text:span><text:span text:style-name="T1">علیؑ ہیں بعد میں ان کے یہ پہلے نادِ علیؑ</text:span></text:p>
              </table:table-cell>
              <table:table-cell>
                <text:p text:style-name="P1"><text:span text:style-name="T1">پیعمبری کی بلائوں کا رد ابوطالب</text:span><text:span text:style-name="T1"><text:line-break/></text:span><text:span text:style-name="T1">مدد خدا کی ہے شکلِ مدد ابوطالب</text:span><text:span text:style-name="T1"><text:line-break/></text:span><text:span text:style-name="T1">نبی کی ڈھال دمِ جَدو کدا ابوطالب</text:span><text:span text:style-name="T1"><text:line-break/></text:span><text:span text:style-name="T1">نشانہ ختم ِرسلؐ اور زد ابوطالب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خُدا کے نُور پہ او خاک ڈالنے والے</text:span><text:span text:style-name="T1"><text:line-break/></text:span><text:span text:style-name="T1">یہ بُت شکن کو ہیں گودی میں پالنے والے</text:span></text:p>
              </table:table-cell>
              <table:table-cell>
                <text:p text:style-name="P1"><text:span text:style-name="T1">کہاں ہے تنگ نظر ہم سے بھی تو آنکھ ملا</text:span><text:span text:style-name="T1"><text:line-break/></text:span><text:span text:style-name="T1">ہے ان کے کُفر کا دعوہ تو کُچھ ثبوت بھی لا</text:span><text:span text:style-name="T1"><text:line-break/></text:span><text:span text:style-name="T1">کوئی تو رسم جہالت کی ان کے گھر میں دِکھا</text:span><text:span text:style-name="T1"><text:line-break/></text:span><text:span text:style-name="T1">بُتوں کے آگے جُھکا ان کا سر سر اپنا جُھکا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نبیؐ </text:span><text:span text:style-name="T1">اگر</text:span><text:span text:style-name="T3"> کسی کافر کو یوں سلامی ہے</text:span><text:span text:style-name="T3"><text:line-break/></text:span><text:span text:style-name="T3">تو پھر ضرور نبوت میں کوئی خامی ہے</text:span></text:p>
              </table:table-cell>
              <table:table-cell>
                <text:p text:style-name="P1"><text:span text:style-name="T1">رسول ان کا بڑا احترام کرتے ہیں</text:span><text:span text:style-name="T1"><text:line-break/></text:span><text:span text:style-name="T1">ثوابِ دید سے تنظیمِ عام کرتے ہیں</text:span><text:span text:style-name="T1"><text:line-break/></text:span><text:span text:style-name="T1">سحر کو اُٹھتے ہی اوّل یہ کام کرتے ہیں</text:span><text:span text:style-name="T1"><text:line-break/></text:span><text:span text:style-name="T1">انہیں نماز سے پہلے سلام کرتے ہیں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خطا معاف ہو یہ بھی اگر نہیں مومن</text:span><text:span text:style-name="T1"><text:line-break/></text:span><text:span text:style-name="T1">تو پھر جہاں میں کوئی بشر نہیں مومن</text:span></text:p>
              </table:table-cell>
              <table:table-cell>
                <text:p text:style-name="P1"><text:span text:style-name="T1">انہی کے گھر میں خیراُلانعام صلےعلیٰ</text:span><text:span text:style-name="T1"><text:line-break/></text:span><text:span text:style-name="T1">پسر نبیؐ کا ہے قائم مقام صلےعلیٰ</text:span><text:span text:style-name="T1"><text:line-break/></text:span><text:span text:style-name="T1">کسے نصیب ہے یہ احترام صلےعلیٰ</text:span><text:span text:style-name="T1"><text:line-break/></text:span><text:span text:style-name="T1">کہ ان کے خورد ہیں سارے امام صلےعلیٰ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وہ عامِ حُزن بنا ان کا جب وصال ہوا</text:span><text:span text:style-name="T1"><text:line-break/></text:span><text:span text:style-name="T1">یہ غم رسول کی اُمت میں ايک سال ہوا</text:span></text:p>
              </table:table-cell>
              <table:table-cell>
                <text:p text:style-name="P1"><text:span text:style-name="T1">نہ جانچیئے یہ روایت نہ سیرت و کردار</text:span><text:span text:style-name="T1"><text:line-break/></text:span><text:span text:style-name="T1">نبیؐ کی آنکھ سے ان کو دیکھیئے اک بار</text:span><text:span text:style-name="T1"><text:line-break/></text:span><text:span text:style-name="T1">یہ بارگاہِ رسالت میں آپ کا تھا وقار</text:span><text:span text:style-name="T1"><text:line-break/></text:span><text:span text:style-name="T1">پچھاڑیں <text:s/>کھاکے انہیں روئے احمدِؐ مختار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جتا دیا تھا کہ جو مُحسنِ رسالت ہے</text:span><text:span text:style-name="T1"><text:line-break/></text:span><text:span text:style-name="T1">تو اُس کو رونا رُلانا نبی کی سُنت ہے</text:span></text:p>
              </table:table-cell>
              <table:table-cell>
                <text:p text:style-name="P1"><text:span text:style-name="T1">یہ مرنے والا گر ایمان ہی نہ لایا تھا</text:span><text:span text:style-name="T1"><text:line-break/></text:span><text:span text:style-name="T1">تو کیا رسولؐ نے کافر کا غم منایا تھا</text:span><text:span text:style-name="T1"><text:line-break/></text:span><text:span text:style-name="T1">زبان پہ وا اباۃٰ بار بار آیا تھا</text:span><text:span text:style-name="T1"><text:line-break/></text:span><text:span text:style-name="T1">وہ خود بھی روئے تھے اوروں کو بھی رُلایا تھا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حسینؑ سَوئے شہِ مُرسليں کے سینے پر</text:span><text:span text:style-name="T1"><text:line-break/></text:span><text:span text:style-name="T1">غضب ہے شمر کا زانوں انہیں کے سینے پر</text:span></text:p>
              </table:table-cell>
              <table:table-cell>
                <text:p text:style-name="P1"><text:span text:style-name="T1">یہ بات اگر ہو اجازت تو پوچھلوں میں یہیں</text:span><text:span text:style-name="T1"><text:line-break/></text:span><text:span text:style-name="T1">حسین ابنِ علی کیا نہیں تھے مُحسنِ دیں</text:span><text:span text:style-name="T1"><text:line-break/></text:span><text:span text:style-name="T1">ہم ان کو روئیں تو پھر کیوں ہو چین بجبیں</text:span><text:span text:style-name="T1"><text:line-break/></text:span><text:span text:style-name="T1">بنے تھے ان کا تو ناقہ رسولِؐ عرش نشیں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ملا جو حکم کہ سر سے نکال جانِ حسین</text:span><text:span text:style-name="T1"><text:line-break/></text:span><text:span text:style-name="T1">کہا کہ سخت ہے یا رب یہ امتحانِ حسین</text:span></text:p>
              </table:table-cell>
              <table:table-cell>
                <text:p text:style-name="P1"><text:span text:style-name="T1">بگوشِ ہوش کیوں جب حالِ کربلا سنیئے</text:span><text:span text:style-name="T1"><text:line-break/></text:span><text:span text:style-name="T1">سُنا جو میرے تصور نے جو وہ ذرا سنیئے</text:span><text:span text:style-name="T1"><text:line-break/></text:span><text:span text:style-name="T1">بیان ہمتِ صبر و شاہ الہدیٰ سنیئے</text:span><text:span text:style-name="T1"><text:line-break/></text:span><text:span text:style-name="T1">وہ آتی ہے ملک الموت کی صدا سنیئے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ندا یہ آئی کہ آنکھیں تو ڈال آنکھوں میں</text:span><text:span text:style-name="T1"><text:line-break/></text:span><text:span text:style-name="T1">کہا بہن کا ہے اس دم خیال آنکھوں میں</text:span></text:p>
              </table:table-cell>
              <table:table-cell>
                <text:p text:style-name="P1"><text:span text:style-name="T1">لگا ہے زخم تبر بہہ رہا ہے سر سے لہو</text:span><text:span text:style-name="T1"><text:line-break/></text:span><text:span text:style-name="T1">بھرے ہیں خون میں جانِ رسول کے گیسو</text:span><text:span text:style-name="T1"><text:line-break/></text:span><text:span text:style-name="T1">قریب جا کے رکھوں دل پہ کس طرح قابو</text:span><text:span text:style-name="T1"><text:line-break/></text:span><text:span text:style-name="T1">کہ اس لہو میں تو ہے فاطمہ کے دودھ کی بو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جہاں رواں تیرے خنجر کی آب ہے ظالم</text:span><text:span text:style-name="T1"><text:line-break/></text:span><text:span text:style-name="T1">یہ بوسہ گاہِ رسالتِ مآب ہے ظالم</text:span></text:p>
              </table:table-cell>
              <table:table-cell>
                <text:p text:style-name="P1"><text:span text:style-name="T1">ندا یہ آئی کہ گردن سے کھینچ جان ان کی</text:span><text:span text:style-name="T1"><text:line-break/></text:span><text:span text:style-name="T1">کہا میں کیا کروں گردن پہ چل رہی ہے چھری</text:span><text:span text:style-name="T1"><text:line-break/></text:span><text:span text:style-name="T1">چھری پکڑ کہ یہ چلاتی ہے کوئی بی بی</text:span><text:span text:style-name="T1"><text:line-break/></text:span><text:span text:style-name="T1">نہ ذبح کر میرے بچے کو میں دعا دوں گی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یہ کرب ہے کہ رخِ پاک گرد ہے یا رب</text:span><text:span text:style-name="T1"><text:line-break/></text:span><text:span text:style-name="T1">تیرے حسین کے سینے میں درد ہے یا رب</text:span></text:p>
              </table:table-cell>
              <table:table-cell>
                <text:p text:style-name="P1"><text:span text:style-name="T1">ندا یہ آئی کہ سینے سے قبض کر لے جان</text:span><text:span text:style-name="T1"><text:line-break/></text:span><text:span text:style-name="T1">کہا کہ تیروں سے چھلنی ہے اے میرے رحمان</text:span><text:span text:style-name="T1"><text:line-break/></text:span><text:span text:style-name="T1">ابھی تو مار کے برچھی ہٹا ہے اک شیطان</text:span><text:span text:style-name="T1"><text:line-break/></text:span><text:span text:style-name="T1">اور اب تو ہے تہہِ زانوئے شمر یہ قرآن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صدائے غیب یہ آئی بحال ہے چہرہ</text:span><text:span text:style-name="T1"><text:line-break/></text:span><text:span text:style-name="T1">کہا ہے خون سے اصغر کے لال ہے چہرہ</text:span></text:p>
              </table:table-cell>
              <table:table-cell>
                <text:p text:style-name="P1"><text:span text:style-name="T1">ندا یہ آئی کہ مظلومیت کا رتبہ شناس</text:span><text:span text:style-name="T1"><text:line-break/></text:span><text:span text:style-name="T1">کمر سے کھینچ لے صابر کی جانِ بیوسواس</text:span><text:span text:style-name="T1"><text:line-break/></text:span><text:span text:style-name="T1">کہا ملک نے تڑپ کر با درد و حسرت و یاس</text:span><text:span text:style-name="T1"><text:line-break/></text:span><text:span text:style-name="T1">کمر تو ٹوٹ گئی جب سے مر گئے عباس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صدا یہ سن کے اس سمت چل پڑی زینب</text:span><text:span text:style-name="T1"><text:line-break/></text:span><text:span text:style-name="T1">تڑپ کے خیمے سے باہر نکل پڑی زینب</text:span></text:p>
              </table:table-cell>
              <table:table-cell>
                <text:p text:style-name="P1"><text:span text:style-name="T1">یہ گفتگو تھی کہ مرجھا گیا رسول کا پھول</text:span><text:span text:style-name="T1"><text:line-break/></text:span><text:span text:style-name="T1">فلک سے آگئے روح الامین حزین و ملول</text:span><text:span text:style-name="T1"><text:line-break/></text:span><text:span text:style-name="T1">کہا پکار کے منہ ڈھانپ لو برائے رسول</text:span><text:span text:style-name="T1"><text:line-break/></text:span><text:span text:style-name="T1">پسر کی لاش پہ کھولیں گی اپنے بال بتول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کوئی بزرگ نہ اب ہے نہ خُرد ہے زینب</text:span><text:span text:style-name="T1"><text:line-break/></text:span><text:span text:style-name="T1">نبی کی آل تمہارے سپرد ہے زینب</text:span></text:p>
              </table:table-cell>
              <table:table-cell>
                <text:p text:style-name="P1"><text:span text:style-name="T1">نسیم اُدھر سے تو قدسی کی صدا آئی</text:span><text:span text:style-name="T1"><text:line-break/></text:span><text:span text:style-name="T1">ادھر تڑپتی ہوئی بنتِ مرتضیٰ آئی</text:span><text:span text:style-name="T1"><text:line-break/></text:span><text:span text:style-name="T1">قریبِ لاش جو خواہر بصد بقا آئی</text:span><text:span text:style-name="T1"><text:line-break/></text:span><text:span text:style-name="T1">اخی کے حلقِ بریدہ سے یہ صدا آئی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46.914cm" fo:page-height="599.2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2T17:19:00.776764100</meta:creation-date>
    <dc:date>2026-01-22T17:40:20.888337400</dc:date>
    <meta:editing-duration>PT10M1S</meta:editing-duration>
    <meta:editing-cycles>3</meta:editing-cycles>
    <meta:generator>LibreOffice/25.8.4.2$Windows_X86_64 LibreOffice_project/290daaa01b999472f0c7a3890eb6a550fd74c6df</meta:generator>
    <meta:document-statistic meta:object-count="1"/>
  </office:meta>
</office:document-meta>
</file>